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337cm"/>
      <style:text-properties fo:color="#000000" loext:opacity="100%" style:font-name="Carlito" fo:font-size="9pt" fo:font-weight="normal" style:font-size-asian="9pt" style:font-weight-asian="normal" style:font-size-complex="9pt" style:font-weight-complex="normal"/>
    </style:style>
    <style:style style:name="P2" style:family="paragraph" style:parent-style-name="Text_20_body">
      <style:text-properties fo:color="#000000" loext:opacity="100%" style:font-name="Carlito" fo:font-size="9pt" fo:font-weight="normal" style:font-size-asian="9pt" style:font-weight-asian="normal" style:font-size-complex="9pt" style:font-weight-complex="normal"/>
    </style:style>
    <style:style style:name="P3" style:family="paragraph" style:parent-style-name="Standard">
      <style:text-properties officeooo:paragraph-rsid="00182a94"/>
    </style:style>
    <style:style style:name="P4" style:family="paragraph" style:parent-style-name="Standard">
      <style:text-properties fo:color="#000000" loext:opacity="100%" style:font-name="Carlito" fo:font-size="9pt" fo:font-weight="normal" officeooo:rsid="00182a94" officeooo:paragraph-rsid="00182a94" style:font-size-asian="9pt" style:font-weight-asian="normal" style:font-size-complex="9pt" style:font-weight-complex="normal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style:line-height-at-least="0.337cm" fo:text-indent="0cm" style:auto-text-indent="false" fo:padding="0cm" fo:border="none"/>
      <style:text-properties fo:color="#000000" loext:opacity="100%" style:font-name="Carlito" fo:font-size="9pt" fo:font-weight="normal" style:font-size-asian="9pt" style:font-weight-asian="normal" style:font-size-complex="9pt" style:font-weight-complex="normal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style:line-height-at-least="0.337cm" fo:text-indent="0cm" style:auto-text-indent="false" fo:padding="0cm" fo:border="none"/>
      <style:text-properties fo:color="#000000" loext:opacity="100%" style:font-name="Carlito" fo:font-size="9pt" fo:font-weight="normal" style:font-size-asian="9pt" style:font-weight-asian="normal" style:font-size-complex="9pt" style:font-weight-complex="normal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style:line-height-at-least="0.337cm" fo:text-indent="0cm" style:auto-text-indent="false" fo:padding="0cm" fo:border="none"/>
      <style:text-properties fo:color="#000000" loext:opacity="100%" style:font-name="Carlito" fo:font-size="9pt" fo:font-weight="normal" style:font-size-asian="9pt" style:font-weight-asian="normal" style:font-size-complex="9pt" style:font-weight-complex="normal"/>
    </style:style>
    <style:style style:name="P8" style:family="paragraph" style:parent-style-name="Text_20_body" style:list-style-name="L4">
      <style:paragraph-properties fo:margin-left="0cm" fo:margin-right="0cm" fo:margin-top="0cm" fo:margin-bottom="0cm" style:contextual-spacing="false" style:line-height-at-least="0.337cm" fo:text-indent="0cm" style:auto-text-indent="false" fo:padding="0cm" fo:border="none"/>
      <style:text-properties fo:color="#000000" loext:opacity="100%" style:font-name="Carlito" fo:font-size="9pt" fo:font-weight="normal" style:font-size-asian="9pt" style:font-weight-asian="normal" style:font-size-complex="9pt" style:font-weight-complex="normal"/>
    </style:style>
    <style:style style:name="P9" style:family="paragraph" style:parent-style-name="Text_20_body" style:list-style-name="L5">
      <style:paragraph-properties fo:margin-left="0cm" fo:margin-right="0cm" fo:margin-top="0cm" fo:margin-bottom="0cm" style:contextual-spacing="false" style:line-height-at-least="0.337cm" fo:text-indent="0cm" style:auto-text-indent="false" fo:padding="0cm" fo:border="none"/>
      <style:text-properties fo:color="#000000" loext:opacity="100%" style:font-name="Carlito" fo:font-size="9pt" fo:font-weight="normal" style:font-size-asian="9pt" style:font-weight-asian="normal" style:font-size-complex="9pt" style:font-weight-complex="normal"/>
    </style:style>
    <style:style style:name="P10" style:family="paragraph" style:parent-style-name="Text_20_body" style:list-style-name="L6">
      <style:paragraph-properties fo:margin-left="0cm" fo:margin-right="0cm" fo:margin-top="0cm" fo:margin-bottom="0cm" style:contextual-spacing="false" style:line-height-at-least="0.337cm" fo:text-indent="0cm" style:auto-text-indent="false" fo:padding="0cm" fo:border="none"/>
      <style:text-properties fo:color="#000000" loext:opacity="100%" style:font-name="Carlito" fo:font-size="9pt" fo:font-weight="normal" style:font-size-asian="9pt" style:font-weight-asian="normal" style:font-size-complex="9pt" style:font-weight-complex="normal"/>
    </style:style>
    <style:style style:name="T1" style:family="text">
      <style:text-properties fo:color="#000000" loext:opacity="100%" style:font-name="Carlito" fo:font-size="9pt" fo:font-weight="normal" style:font-size-asian="9pt" style:font-weight-asian="normal" style:font-size-complex="9pt" style:font-weight-complex="normal"/>
    </style:style>
    <style:style style:name="T2" style:family="text">
      <style:text-properties fo:color="#000000" loext:opacity="100%" style:font-name="Carlito" fo:font-size="9pt" fo:font-weight="normal" officeooo:rsid="00154b93" style:font-size-asian="9pt" style:font-weight-asian="normal" style:font-size-complex="9pt" style:font-weight-complex="normal"/>
    </style:style>
    <style:style style:name="T3" style:family="text">
      <style:text-properties fo:color="#000000" loext:opacity="100%" style:font-name="Carlito" fo:font-size="9pt" fo:font-weight="normal" officeooo:rsid="001a1a09" style:font-size-asian="9pt" style:font-weight-asian="normal" style:font-size-complex="9pt" style:font-weight-complex="normal"/>
    </style:style>
    <style:style style:name="T4" style:family="text">
      <style:text-properties fo:color="#000000" loext:opacity="100%" style:font-name="Carlito" fo:font-size="9pt" fo:font-weight="normal" officeooo:rsid="001a7aa5" style:font-size-asian="9pt" style:font-weight-asian="normal" style:font-size-complex="9pt" style:font-weight-complex="normal"/>
    </style:style>
    <style:style style:name="T5" style:family="text">
      <style:text-properties fo:color="#000000" loext:opacity="100%" style:font-name="Carlito" fo:font-size="9pt" fo:font-weight="normal" officeooo:rsid="001b1439" style:font-size-asian="9pt" style:font-weight-asian="normal" style:font-size-complex="9pt" style:font-weight-complex="normal"/>
    </style:style>
    <style:style style:name="T6" style:family="text">
      <style:text-properties fo:color="#000000" loext:opacity="100%" style:font-name="Carlito" fo:font-size="9pt" fo:font-weight="normal" officeooo:rsid="001c480e" style:font-size-asian="9pt" style:font-weight-asian="normal" style:font-size-complex="9pt" style:font-weight-complex="normal"/>
    </style:style>
    <style:style style:name="T7" style:family="text">
      <style:text-properties fo:color="#000000" loext:opacity="100%" style:font-name="Carlito" fo:font-size="9pt" fo:font-weight="normal" officeooo:rsid="001d6eb3" style:font-size-asian="9pt" style:font-weight-asian="normal" style:font-size-complex="9pt" style:font-weight-complex="normal"/>
    </style:style>
    <style:style style:name="T8" style:family="text">
      <style:text-properties fo:color="#000000" loext:opacity="100%" style:font-name="Carlito" fo:font-size="9pt" fo:font-weight="normal" officeooo:rsid="001e21e9" style:font-size-asian="9pt" style:font-weight-asian="normal" style:font-size-complex="9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<text:line-break/><text:line-break/>Il progetto consiste nella realizzazione di un'applicazione Web o mobile. <text:line-break/>Per prima cosa si richiede di definire i requisiti fondamentali che l'applicazione soddisferà. A questo punto l'obiettivo è progettare, attraverso le tecnologie presentate a lezione, un'applicazione che realizzi le scelte tecnologiche coerentemente con i requisiti applicativi. <text:line-break/>Per la valutazione della prova orale vengono tenuti in considerazione i seguenti aspetti: </text:p>
      <text:list xml:id="list3539415626" text:style-name="L1">
        <text:list-item>
          <text:p text:style-name="P5">capacità di usare tutte le tecnologie presentate a lezione;</text:p>
        </text:list-item>
        <text:list-item>
          <text:p text:style-name="P5">complessità del progetto sviluppato;</text:p>
        </text:list-item>
        <text:list-item>
          <text:p text:style-name="P5">qualità della progettazione e della relazione che la documenta;</text:p>
        </text:list-item>
        <text:list-item>
          <text:p text:style-name="P5">esposizione: capacità di presentare il progetto e di motivare le scelte tecnologiche.</text:p>
        </text:list-item>
      </text:list>
      <text:p text:style-name="P2"/>
      <text:list xml:id="list1288486070" text:style-name="L2">
        <text:list-item>
          <text:p text:style-name="P6"><text:bookmark text:name="yui_3_17_2_1_1685009273338_36"/>Sono ammessi gruppi composti al massimo da 2 studenti.</text:p>
        </text:list-item>
        <text:list-item>
          <text:p text:style-name="P6">L'applicazione deve usare in maniera integrata tutte le tecnologie discusse.</text:p>
        </text:list-item>
        <text:list-item>
          <text:p text:style-name="P6"><text:bookmark text:name="yui_3_17_2_1_1685009273338_35"/>L'applicazione deve essere il risultato originale del lavoro esclusivo dei componenti del gruppo di progetto.</text:p>
        </text:list-item>
        <text:list-item>
          <text:p text:style-name="P6">Tutti i componenti del gruppo devono conoscere ogni dettaglio del progetto presentato.</text:p>
        </text:list-item>
        <text:list-item>
          <text:p text:style-name="P6">Durante l'orale verranno discussi tutti gli aspetti del progetto: organizzazione, uso delle tecnologie, realizzazione (cioè verrà esaminato il codice).</text:p>
        </text:list-item>
      </text:list>
      <text:p text:style-name="P1"><text:line-break/>Il tema di applicazione del progetto potrà essere proposto dagli studenti oppure scelto tra le proposte del docente (pubblicate nell'apposita sezione). <text:line-break/><text:line-break/>Requisiti indispensabili del progetto<text:line-break/><text:line-break/>Il progetto deve presentare le seguenti caratteristiche: <text:line-break/><text:line-break/>HTML5/CSS </text:p>
      <text:list xml:id="list2445285206" text:style-name="L3">
        <text:list-item>
          <text:p text:style-name="P7">Le pagine devono essere sviluppate in formato HTML5.</text:p>
        </text:list-item>
        <text:list-item>
          <text:p text:style-name="P7">Tutte le pagine devono essere validate.</text:p>
        </text:list-item>
        <text:list-item>
          <text:p text:style-name="P7">Il layout delle pagine deve essere sviluppato con CSS.</text:p>
        </text:list-item>
        <text:list-item>
          <text:p text:style-name="P7">L'applicazione dovrà servirsi di almeno una API HTML5. </text:p>
        </text:list-item>
      </text:list>
      <text:p text:style-name="P1">. <text:line-break/><text:line-break/>AJAX </text:p>
      <text:list xml:id="list873060030" text:style-name="L4">
        <text:list-item>
          <text:p text:style-name="P8">Il progetto deve implementare una o più chiamate XMLHttpRequest.</text:p>
        </text:list-item>
        <text:list-item>
          <text:p text:style-name="P8">Le chiamate possono interrogare dati in JSON, XML, XHTML, TXT.</text:p>
        </text:list-item>
      </text:list>
      <text:p text:style-name="P1"><text:line-break/>NodeJS </text:p>
      <text:list xml:id="list942439794" text:style-name="L5">
        <text:list-item>
          <text:p text:style-name="P9">Il progetto deve implementare una o più chiamate a un servizio NodeJS.</text:p>
        </text:list-item>
        <text:list-item>
          <text:p text:style-name="P9">Le chiamate devono interrogare o caricare dati in JSON o XML.</text:p>
        </text:list-item>
      </text:list>
      <text:p text:style-name="P1"><text:line-break/><text:line-break/>Relazione<text:line-break/><text:line-break/>Il progetto dovrà essere presentato attraverso una relazione che contenga le seguenti sezioni. </text:p>
      <text:list xml:id="list1691165082" text:style-name="L6">
        <text:list-item>
          <text:p text:style-name="P10">Breve analisi dei requisiti</text:p>
        </text:list-item>
        <text:list-item>
          <text:p text:style-name="P10">Interfacce</text:p>
        </text:list-item>
        <text:list-item>
          <text:p text:style-name="P10">Flusso dei dati</text:p>
        </text:list-item>
        <text:list-item>
          <text:p text:style-name="P10">Architettura delle risorse</text:p>
        </text:list-item>
        <text:list-item>
          <text:p text:style-name="P10">Architettura del codice</text:p>
        </text:list-item>
        <text:list-item>
          <text:p text:style-name="P10">Sezioni di codice</text:p>
        </text:list-item>
      </text:list>
      <text:p text:style-name="P1"/>
      <text:p text:style-name="P3"><text:span text:style-name="Strong_20_Emphasis"><text:span text:style-name="T1">Metriche </text:span></text:span><text:span text:style-name="Strong_20_Emphasis"><text:span text:style-name="T3">Youtube</text:span></text:span><text:span text:style-name="T2"> metricone.it</text:span><text:span text:style-name="T1"><text:line-break/>L'obiettivo è sviluppare un app che data una lista di </text:span><text:span text:style-name="T5">canali e siti web</text:span><text:span text:style-name="T1"> </text:span><text:span text:style-name="T4">Youtube</text:span><text:span text:style-name="T2"> </text:span><text:span text:style-name="T1">calcoli per ognuno di essi una serie di metriche. <text:line-break/>Ad esempio: media degli intervalli temporali tra </text:span><text:span text:style-name="T6">video</text:span><text:span text:style-name="T1"> </text:span><text:span text:style-name="T6">caricati</text:span><text:span text:style-name="T1">, media dei </text:span><text:span text:style-name="T7">like per video</text:span><text:span text:style-name="T1">, </text:span><text:span text:style-name="T8">proporzione tra like e visualizzazioni</text:span><text:span text:style-name="T1">. Le metriche dovranno essere visualizzate attraverso diagrammi o infografiche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5-25T12:09:46.731789137</meta:creation-date>
    <dc:date>2023-06-22T23:26:51.848222396</dc:date>
    <meta:editing-duration>PT31M45S</meta:editing-duration>
    <meta:editing-cycles>12</meta:editing-cycles>
    <meta:generator>LibreOffice/7.3.7.2$MacOSX_X86_64 LibreOffice_project/e114eadc50a9ff8d8c8a0567d6da8f454beeb84f</meta:generator>
    <meta:document-statistic meta:table-count="0" meta:image-count="0" meta:object-count="0" meta:page-count="1" meta:paragraph-count="29" meta:word-count="377" meta:character-count="2529" meta:non-whitespace-character-count="2181"/>
  </office:meta>
</office:document-meta>
</file>